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may-break-between-rows="false"/>
    </style:style>
    <style:style style:name="Table1.A" style:family="table-column">
      <style:table-column-properties style:column-width="6.925in" style:rel-column-width="65535*"/>
    </style:style>
    <style:style style:name="Table1.A1" style:family="table-cell">
      <style:table-cell-properties fo:padding="0in" fo:border="none" style:writing-mode="page"/>
    </style:style>
    <style:style style:name="Table3" style:family="table">
      <style:table-properties style:width="6.925in" table:align="margins" style:may-break-between-rows="false"/>
    </style:style>
    <style:style style:name="Table3.A" style:family="table-column">
      <style:table-column-properties style:column-width="6.925in" style:rel-column-width="65535*"/>
    </style:style>
    <style:style style:name="Table3.A1" style:family="table-cell">
      <style:table-cell-properties style:writing-mode="page"/>
    </style:style>
    <style:style style:name="Table2" style:family="table">
      <style:table-properties style:width="6.925in" table:align="margins" style:may-break-between-rows="false"/>
    </style:style>
    <style:style style:name="Table2.A" style:family="table-column">
      <style:table-column-properties style:column-width="6.925in" style:rel-column-width="65535*"/>
    </style:style>
    <style:style style:name="Table2.A1" style:family="table-cell">
      <style:table-cell-properties style:writing-mode="page"/>
    </style:style>
    <style:style style:name="P1" style:family="paragraph" style:parent-style-name="Text_20_body">
      <style:text-properties officeooo:rsid="001a0bcc" officeooo:paragraph-rsid="001a0bcc"/>
    </style:style>
    <style:style style:name="P2" style:family="paragraph" style:parent-style-name="Table">
      <style:paragraph-properties fo:keep-with-next="always"/>
    </style:style>
    <style:style style:name="P3" style:family="paragraph" style:parent-style-name="Text_20_body">
      <style:text-properties officeooo:paragraph-rsid="00180c07"/>
    </style:style>
    <style:style style:name="P4" style:family="paragraph" style:parent-style-name="Text_20_body">
      <style:text-properties officeooo:rsid="00102d03" officeooo:paragraph-rsid="00180c07"/>
    </style:style>
    <style:style style:name="P5" style:family="paragraph" style:parent-style-name="Text_20_body">
      <style:text-properties officeooo:rsid="00180c07" officeooo:paragraph-rsid="001c0f90"/>
    </style:style>
    <style:style style:name="P6" style:family="paragraph" style:parent-style-name="Text_20_body">
      <loext:graphic-properties draw:fill-gradient-name="gradient" draw:fill-hatch-name="hatch"/>
      <style:paragraph-properties>
        <style:drop-cap style:lines="2"/>
      </style:paragraph-properties>
      <style:text-properties officeooo:rsid="000fcba4" officeooo:paragraph-rsid="000fcba4"/>
    </style:style>
    <style:style style:name="P7" style:family="paragraph" style:parent-style-name="Heading_20_1">
      <style:text-properties officeooo:rsid="000ead4c" officeooo:paragraph-rsid="000ead4c"/>
    </style:style>
    <style:style style:name="P8" style:family="paragraph" style:parent-style-name="Heading_20_2">
      <style:text-properties officeooo:rsid="000fcba4" officeooo:paragraph-rsid="000fcba4"/>
    </style:style>
    <style:style style:name="P9" style:family="paragraph" style:parent-style-name="Heading_20_2">
      <style:text-properties officeooo:rsid="001a0bcc" officeooo:paragraph-rsid="001a0bcc"/>
    </style:style>
    <style:style style:name="P10" style:family="paragraph" style:parent-style-name="Table_20_Contents" style:list-style-name="L1"/>
    <style:style style:name="P11" style:family="paragraph" style:parent-style-name="Table_20_Contents" style:list-style-name="L1">
      <style:text-properties officeooo:rsid="001a0bcc" officeooo:paragraph-rsid="001a0bcc"/>
    </style:style>
    <style:style style:name="P12" style:family="paragraph" style:parent-style-name="Table_20_Contents" style:list-style-name="L2">
      <style:text-properties officeooo:rsid="001a0bcc" officeooo:paragraph-rsid="001a0bcc"/>
    </style:style>
    <style:style style:name="P13" style:family="paragraph" style:parent-style-name="Table_20_Contents" style:list-style-name="L3">
      <style:text-properties officeooo:rsid="001a0bcc" officeooo:paragraph-rsid="001a0bcc"/>
    </style:style>
    <style:style style:name="P14" style:family="paragraph" style:parent-style-name="Table_20_Contents" style:list-style-name="L1">
      <style:text-properties officeooo:rsid="00180c07" officeooo:paragraph-rsid="00180c07"/>
    </style:style>
    <style:style style:name="P15" style:family="paragraph" style:parent-style-name="Table_20_Contents" style:list-style-name="L2">
      <style:text-properties officeooo:rsid="00180c07" officeooo:paragraph-rsid="001a90be"/>
    </style:style>
    <style:style style:name="P16" style:family="paragraph" style:parent-style-name="Table_20_Contents" style:list-style-name="L2">
      <style:text-properties officeooo:rsid="001a90be" officeooo:paragraph-rsid="001a90be"/>
    </style:style>
    <style:style style:name="P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0fcba4"/>
    </style:style>
    <style:style style:name="T2" style:family="text">
      <style:text-properties officeooo:rsid="00102d03"/>
    </style:style>
    <style:style style:name="T3" style:family="text">
      <style:text-properties officeooo:rsid="00162758"/>
    </style:style>
    <style:style style:name="T4" style:family="text">
      <style:text-properties officeooo:rsid="00180c07"/>
    </style:style>
    <style:style style:name="T5" style:family="text">
      <style:text-properties officeooo:rsid="001a0bcc"/>
    </style:style>
    <style:style style:name="T6" style:family="text">
      <style:text-properties officeooo:rsid="001c0f90"/>
    </style:style>
    <style:style style:name="T7" style:family="text">
      <style:text-properties officeooo:rsid="001e4dcf"/>
    </style:style>
    <style:style style:name="T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P7" text:outline-level="1"><office:annotation office:name="__Annotation__988_1319336752" loext:resolved="false"><dc:creator>Tate Shannon</dc:creator><dc:date>2023-02-25T12:03:56.423000000</dc:date><meta:creator-initials>TS</meta:creator-initials><text:p text:style-name="P17"><text:span text:style-name="T8">I’d like to fill this section with links to helpful resources, like how to use particular tools, where to find them, how to select wood, etc.</text:span></text:p></office:annotation><text:span text:style-name="T1">Required t</text:span>ools and <text:span text:style-name="T1">workspace</text:span>, <text:span text:style-name="T5">skills, </text:span><text:span text:style-name="T7">and </text:span><text:span text:style-name="T5">supplies</text:span><office:annotation-end office:name="__Annotation__988_1319336752"/></text:h>
      <text:p text:style-name="P6">There’s no project more interesting or fascinating than building a musical instrument. When building pianos, trumpets, saxophones, violins, guitars, or any number of other instruments, most of the fun is taken away from the would-be builder because the actual music-producing parts of the instruments must be manufactured by professionals using tools that are inaccessible to the average person. Not so with the organ! Even thought the pipe organ is the king of instruments, every part of it can be built by a motivated amateur.</text:p>
      <text:h text:style-name="P8" text:outline-level="2">Tools and workspace requirements</text:h>
      <text:p text:style-name="P3"><text:span text:style-name="T1">Here are the recommended tools and workspace requirements for the amateur organ builder </text:span><text:span text:style-name="T3">(Table </text:span><text:span text:style-name="T3"><text:sequence-ref text:reference-format="value" text:ref-name="refTable0">1.1</text:sequence-ref></text:span><text:span text:style-name="T3">)</text:span><text:span text:style-name="T1">. </text:span><text:span text:style-name="T2">If there’s a tool listed here that you’re unfamiliar with, a quick online search will likely provide clarity and a place to procure that tool. </text:span></text:p>
      <text:p text:style-name="P1">Note that you don’t need to go out and purchase all of these tools at once! You may find it beneficial to acquire them as you have need during your project.</text:p>
      <text:p text:style-name="P3"><text:span text:style-name="T4">To obtain </text:span><text:span text:style-name="T2">tools that you don’t already own, try exploring your local “tool library,” makerspace, community workshop, or your next door neighbor’s garage. You never know what you might find! </text:span></text:p>
      <text:p text:style-name="P4">Local craftsmen and women are often very happy to help a new hobbyist get started safely and quickly.</text:p>
      <text:p text:style-name="P5">As a last resort, you can find any of these tools at your local carpentry shop or home improvement store. </text:p>
      <text:p text:style-name="Table"><office:annotation office:name="__Annotation__920_1319336752" loext:resolved="false"><dc:creator>Tate Shannon</dc:creator><dc:date>2023-02-25T11:46:45.518000000</dc:date><meta:creator-initials>TS</meta:creator-initials><text:p text:style-name="P17"><text:span text:style-name="T8">Keep this up to date as more tools are mentioned</text:span></text:p></office:annotation>Table <text:sequence text:ref-name="refTable0" text:name="Table" text:formula="ooow:Table+1" style:num-format="1">1.1</text:sequence>: Tools and workspace requirements for amateur organ building<office:annotation-end office:name="__Annotation__920_1319336752"/></text:p>
      <table:table table:name="Table1" table:style-name="Table1">
        <table:table-column table:style-name="Table1.A"/>
        <text:soft-page-break/>
        <table:table-row>
          <table:table-cell table:style-name="Table1.A1" office:value-type="string">
            <text:list text:style-name="L1">
              <text:list-item>
                <text:p text:style-name="P10">A workbench, at least 6’ long.</text:p>
              </text:list-item>
              <text:list-item>
                <text:p text:style-name="P10">Assorted clamps for holding parts while working <text:span text:style-name="T4">and gluing</text:span></text:p>
              </text:list-item>
              <text:list-item>
                <text:p text:style-name="P10">Saws for cutting planks of wood</text:p>
                <text:list>
                  <text:list-item>
                    <text:p text:style-name="P10">A table saw would be most useful for this purpose</text:p>
                  </text:list-item>
                </text:list>
              </text:list-item>
              <text:list-item>
                <text:p text:style-name="P10">Planes (either power planer or a set of manual hand planes)</text:p>
                <text:list>
                  <text:list-item>
                    <text:p text:style-name="P11">If using a power planer, you will likely also want a power jointer</text:p>
                  </text:list-item>
                </text:list>
              </text:list-item>
              <text:list-item>
                <text:p text:style-name="P10">A router for cutting grooves</text:p>
              </text:list-item>
              <text:list-item>
                <text:p text:style-name="P10">A set of hand chisels</text:p>
                <text:list>
                  <text:list-item>
                    <text:p text:style-name="P10">1/4”, 3/8”, 5/8”, and 1-1/4” at the minimum</text:p>
                  </text:list-item>
                </text:list>
              </text:list-item>
              <text:list-item>
                <text:p text:style-name="P10">3/8” mortise chisel or mortiser</text:p>
              </text:list-item>
              <text:list-item>
                <text:p text:style-name="P10">A set of gouges</text:p>
                <text:list>
                  <text:list-item>
                    <text:p text:style-name="P10">at least one 1/2”, and ¾”</text:p>
                  </text:list-item>
                </text:list>
              </text:list-item>
              <text:list-item>
                <text:p text:style-name="P14">A drill with bits ranging from 3/16” to 1-1/4”</text:p>
                <text:list>
                  <text:list-item>
                    <text:p text:style-name="P14">an expanding bit is optional</text:p>
                  </text:list-item>
                  <text:list-item>
                    <text:p text:style-name="P14">get a few very small bits for precision drilling and making starter holes</text:p>
                  </text:list-item>
                </text:list>
              </text:list-item>
              <text:list-item>
                <text:p text:style-name="P14">Screwdrivers and/or screw driving bits for your drill</text:p>
              </text:list-item>
              <text:list-item>
                <text:p text:style-name="P14">Paint brushes, large and small</text:p>
              </text:list-item>
              <text:list-item>
                <text:p text:style-name="P14">Large T-square (at least 30”)</text:p>
              </text:list-item>
              <text:list-item>
                <text:p text:style-name="P14">Carpenter’s square (9-12”)</text:p>
              </text:list-item>
              <text:list-item>
                <text:p text:style-name="P14">Soldering iron</text:p>
              </text:list-item>
              <text:list-item>
                <text:p text:style-name="P14">Wire cutters</text:p>
              </text:list-item>
              <text:list-item>
                <text:p text:style-name="P14">Round nose pliers</text:p>
              </text:list-item>
              <text:list-item>
                <text:p text:style-name="P14">Needle-nose pliers</text:p>
              </text:list-item>
            </text:list>
          </table:table-cell>
        </table:table-row>
      </table:table>
      <text:h text:style-name="P9" text:outline-level="2">Required supplies</text:h>
      <text:p text:style-name="P1">The general supplies needed for building an organ are listed in Table <text:sequence-ref text:reference-format="value" text:ref-name="refTable1">1.2</text:sequence-ref>. This list isn’t exhaustive, but provides a general overview of what will be required.</text:p>
      <text:p text:style-name="P2">Table <text:sequence text:ref-name="refTable1" text:name="Table" text:formula="ooow:Table+1" style:num-format="1">1.2</text:sequence>: <text:span text:style-name="T6">General supplies required for amateur organ building</text:span></text:p>
      <table:table table:name="Table3" table:style-name="Table3">
        <table:table-column table:style-name="Table3.A"/>
        <table:table-row>
          <table:table-cell table:style-name="Table3.A1" office:value-type="string">
            <text:list text:style-name="L2">
              <text:list-item>
                <text:p text:style-name="P12">High quality (furniture quality) hardwood</text:p>
              </text:list-item>
              <text:list-item>
                <text:p text:style-name="P16">Pneumatic leather (this is different from normal leather skins)</text:p>
              </text:list-item>
              <text:list-item>
                <text:p text:style-name="P15">Wood glue with brushes and rags to apply the glue</text:p>
              </text:list-item>
            </text:list>
          </table:table-cell>
        </table:table-row>
      </table:table>
      <text:h text:style-name="P9" text:outline-level="2">Recommended skills</text:h>
      <text:p text:style-name="P1">This book is intended for people who have never built an organ before. Apart from the construction of pipes, the art of organ building is largely one of making cabinetry. Because of this, Wicks’ original book recommends that the amateur organ builder learn the skills listed in Table <text:sequence-ref text:reference-format="value" text:ref-name="refTable2">1.3</text:sequence-ref><text:s/>before endeavoring such a project.</text:p>
      <text:p text:style-name="P1">Never fear! All of these skills can be easily and safely learned online, or from a minimally skilled local carpenter. In the worst case scenario, you could learn these skills as you move along in your project. Just be prepared for the likely case that you’ll need a few practice attempts before you achieve mastery.</text:p>
      <text:p text:style-name="P2"><text:soft-page-break/>Table <text:sequence text:ref-name="refTable2" text:name="Table" text:formula="ooow:Table+1" style:num-format="1">1.3</text:sequence>: <text:span text:style-name="T5">Recommended skills for the amateur organ builder</text:span></text:p>
      <table:table table:name="Table2" table:style-name="Table2">
        <table:table-column table:style-name="Table2.A"/>
        <table:table-row>
          <table:table-cell table:style-name="Table2.A1" office:value-type="string">
            <text:list text:style-name="L3">
              <text:list-item>
                <text:p text:style-name="P13">Ability to use (or learn to use) the tools listed in Table <text:sequence-ref text:reference-format="value" text:ref-name="refTable0">1.1</text:sequence-ref></text:p>
              </text:list-item>
              <text:list-item>
                <text:p text:style-name="P13">Ability to joint and plane a board</text:p>
              </text:list-item>
              <text:list-item>
                <text:p text:style-name="P13">Joint-making: butt joint, dovetail, and/or mortise and tenon</text:p>
              </text:list-item>
              <text:list-item>
                <text:p text:style-name="P13">Knowledge of how to select good wood for hardwood furniture making</text:p>
                <text:list>
                  <text:list-item>
                    <text:p text:style-name="P13">Knowledge of how to store wood</text:p>
                  </text:list-item>
                </text:list>
              </text:list-item>
            </text:list>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ate Shannon</meta:initial-creator>
    <meta:creation-date>2023-02-25T10:20:03.325000000</meta:creation-date>
    <meta:generator>LibreOffice/7.5.0.3$Windows_X86_64 LibreOffice_project/c21113d003cd3efa8c53188764377a8272d9d6de</meta:generator>
    <dc:date>2023-02-25T13:48:51.350000000</dc:date>
    <dc:creator>Tate Shannon</dc:creator>
    <meta:editing-duration>PT1H59M39S</meta:editing-duration>
    <meta:editing-cycles>15</meta:editing-cycles>
    <meta:document-statistic meta:table-count="3" meta:image-count="0" meta:object-count="0" meta:page-count="3" meta:paragraph-count="47" meta:word-count="649" meta:character-count="3670" meta:non-whitespace-character-count="3098"/>
  </office:meta>
</office:document-meta>
</file>